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b07" officeooo:paragraph-rsid="00142b07" style:font-name-asian="宋体"/>
    </style:style>
    <style:style style:name="P2" style:family="paragraph" style:parent-style-name="Standard">
      <style:text-properties officeooo:paragraph-rsid="00142b07"/>
    </style:style>
    <style:style style:name="P3" style:family="paragraph" style:parent-style-name="Standard">
      <style:text-properties officeooo:rsid="00142b07" officeooo:paragraph-rsid="00142b07" fo:background-color="transparent" style:font-name-asian="宋体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7" style:family="paragraph" style:parent-style-name="Standard">
      <style:text-properties fo:color="#000000" style:font-name="Monospace" fo:font-size="10pt" officeooo:rsid="00142b07" officeooo:paragraph-rsid="00142b07" style:font-name-asian="宋体" style:font-size-asian="10pt"/>
    </style:style>
    <style:style style:name="P8" style:family="paragraph" style:parent-style-name="Standard">
      <style:text-properties fo:color="#000000" style:font-name="Monospace" fo:font-size="10pt" officeooo:rsid="0017e242" officeooo:paragraph-rsid="00142b07" style:font-name-asian="宋体" style:font-size-asian="10pt"/>
    </style:style>
    <style:style style:name="P9" style:family="paragraph" style:parent-style-name="Standard">
      <style:text-properties fo:color="#000000" style:font-name="Monospace" fo:font-size="10pt" officeooo:rsid="00142b07" officeooo:paragraph-rsid="00142b07" fo:background-color="transparent" style:font-name-asian="宋体" style:font-size-asian="10pt"/>
    </style:style>
    <style:style style:name="T1" style:family="text">
      <style:text-properties officeooo:rsid="0014c4a4"/>
    </style:style>
    <style:style style:name="T2" style:family="text">
      <style:text-properties officeooo:rsid="0016d786"/>
    </style:style>
    <style:style style:name="T3" style:family="text">
      <style:text-properties officeooo:rsid="001778a8"/>
    </style:style>
    <style:style style:name="T4" style:family="text">
      <style:text-properties officeooo:rsid="0017e242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3f7f5f" style:font-name="Monospace" fo:font-size="10pt" officeooo:rsid="0017e242" style:font-size-asian="10pt"/>
    </style:style>
    <style:style style:name="T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officeooo:rsid="0017e242" style:font-size-asian="10pt"/>
    </style:style>
    <style:style style:name="T10" style:family="text">
      <style:text-properties fo:color="#000000" style:font-name="Monospace" fo:font-size="10pt" officeooo:rsid="00205273" style:font-size-asian="10pt"/>
    </style:style>
    <style:style style:name="T11" style:family="text">
      <style:text-properties fo:color="#000000" style:font-name="Monospace" fo:font-size="10pt" officeooo:rsid="0025d30e" style:font-size-asian="10pt"/>
    </style:style>
    <style:style style:name="T12" style:family="text">
      <style:text-properties fo:color="#000000" style:font-name="Monospace" fo:font-size="10pt" fo:background-color="#e8f2fe" loext:char-shading-value="0" style:font-size-asian="10pt"/>
    </style:style>
    <style:style style:name="T13" style:family="text">
      <style:text-properties fo:color="#000000" style:font-name="Monospace" fo:font-size="10pt" officeooo:rsid="00205273" fo:background-color="#e8f2fe" loext:char-shading-value="0" style:font-size-asian="10pt"/>
    </style:style>
    <style:style style:name="T14" style:family="text">
      <style:text-properties fo:color="#000000" style:font-name="Monospace" fo:font-size="10pt" officeooo:rsid="0017e242" style:font-name-asian="宋体" style:font-size-asian="10pt"/>
    </style:style>
    <style:style style:name="T15" style:family="text">
      <style:text-properties fo:color="#000000" style:font-name="Monospace" fo:font-size="10pt" officeooo:rsid="0025d30e" fo:background-color="transparent" loext:char-shading-value="0" style:font-name-asian="宋体" style:font-size-asian="10pt"/>
    </style:style>
    <style:style style:name="T16" style:family="text">
      <style:text-properties fo:color="#000000" style:font-name="Monospace" fo:font-size="10pt" officeooo:rsid="00142b07" fo:background-color="transparent" loext:char-shading-value="0" style:font-name-asian="宋体" style:font-size-asian="10pt"/>
    </style:style>
    <style:style style:name="T17" style:family="text">
      <style:text-properties fo:color="#6a3e3e" style:font-name="Monospace" fo:font-size="10pt" style:font-size-asian="10pt"/>
    </style:style>
    <style:style style:name="T18" style:family="text">
      <style:text-properties fo:color="#6a3e3e" style:font-name="Monospace" fo:font-size="10pt" fo:background-color="#e8f2fe" loext:char-shading-value="0" style:font-size-asian="10pt"/>
    </style:style>
    <style:style style:name="T19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fo:color="#7f0055" style:font-name="Monospace" fo:font-size="10pt" fo:font-weight="bold" style:font-size-asian="10pt" style:font-weight-asian="bold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officeooo:rsid="00142b07" style:font-name-asian="宋体"/>
    </style:style>
    <style:style style:name="T23" style:family="text">
      <style:text-properties fo:color="#0000c0" style:font-name="Monospace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URLConnection用法详解</text:p>
      <text:p text:style-name="P1">一<text:span text:style-name="T1">、简介</text:span></text:p>
      <text:p text:style-name="P1"><text:tab/>HttpURLConnection类是另一种访问HTTP资源的方式<text:span text:style-name="T2">。</text:span></text:p>
      <text:p text:style-name="P1">二<text:span text:style-name="T2">、连接步骤</text:span></text:p>
      <text:p text:style-name="P1"><text:tab/><text:span text:style-name="T3">1、通过openConnection方法创建连接对象。</text:span></text:p>
      <text:p text:style-name="P1"><text:tab/><text:span text:style-name="T3">2、设置请求头和请求体</text:span></text:p>
      <text:p text:style-name="P1"><text:tab/><text:span text:style-name="T3">3、使用connect方法于远程对象进行连接</text:span></text:p>
      <text:p text:style-name="P1"><text:tab/><text:span text:style-name="T3">4、远程对象变得可用，其字段和内容变得可访问</text:span></text:p>
      <text:p text:style-name="P1">三<text:span text:style-name="T4">、用法</text:span></text:p>
      <text:p text:style-name="P1"><text:tab/><text:span text:style-name="T4">1、创建连接</text:span></text:p>
      <text:p text:style-name="P2"><text:span text:style-name="T22"><text:tab/></text:span><text:span text:style-name="T5">//<text:tab/><text:tab/>获取连接的URL</text:span></text:p>
      <text:p text:style-name="P4"><text:span text:style-name="T8"><text:tab/><text:tab/>URL </text:span><text:span text:style-name="T17">url</text:span><text:span text:style-name="T8"> = </text:span><text:span text:style-name="T20">new</text:span><text:span text:style-name="T8"> URL(</text:span><text:span text:style-name="T21">"http://localhost:8080/day10-http/ServletDemo1"</text:span><text:span text:style-name="T8">);</text:span></text:p>
      <text:p text:style-name="P5"><text:s text:c="14"/>//<text:tab/><text:tab/>打开连接</text:p>
      <text:p text:style-name="P1"><text:span text:style-name="T8"><text:tab/><text:tab/>HttpURLConnection </text:span><text:span text:style-name="T19">http</text:span><text:span text:style-name="T8"> = (HttpURLConnection) </text:span><text:span text:style-name="T17">url</text:span><text:span text:style-name="T8">.openConnection();</text:span></text:p>
      <text:p text:style-name="P7"/>
      <text:p text:style-name="P1"><text:span text:style-name="T8"><text:tab/></text:span><text:span text:style-name="T9">2、设置请求参数</text:span></text:p>
      <text:p text:style-name="P2"><text:span text:style-name="T14"><text:tab/><text:tab/></text:span><text:span text:style-name="T6">// </text:span><text:span text:style-name="T5">提交模式，默认是“GET”</text:span></text:p>
      <text:p text:style-name="P4"><text:span text:style-name="T8"><text:tab/><text:tab/></text:span><text:span text:style-name="T17">conn</text:span><text:span text:style-name="T8">.setRequestMethod( </text:span><text:span text:style-name="T21">"POST"</text:span><text:span text:style-name="T8">); <text:s text:c="7"/></text:span><text:span text:style-name="T5">// 提交模式</text:span></text:p>
      <text:p text:style-name="P5"><text:tab/><text:tab/>// 设置是否向httpUrlConnection输出，因为这个是post请求，参数要放在 </text:p>
      <text:p text:style-name="P4"><text:span text:style-name="T8"><text:tab/><text:tab/></text:span><text:span text:style-name="T5">// </text:span><text:span text:style-name="T7">http</text:span><text:span text:style-name="T5">正文内，因此需要设为true, 默认情况下是false; </text:span></text:p>
      <text:p text:style-name="P4"><text:span text:style-name="T8"><text:tab/><text:tab/></text:span><text:span text:style-name="T17">conn</text:span><text:span text:style-name="T8">.setDoOutput(</text:span><text:span text:style-name="T20">true</text:span><text:span text:style-name="T8">); </text:span></text:p>
      <text:p text:style-name="P4"><text:span text:style-name="T8"><text:tab/><text:tab/></text:span><text:span text:style-name="T5">// 设置是否从httpUrlConnection读入，默认情况下是true; </text:span></text:p>
      <text:p text:style-name="P4"><text:span text:style-name="T8"><text:tab/><text:tab/></text:span><text:span text:style-name="T17">conn</text:span><text:span text:style-name="T8">.setDoInput(</text:span><text:span text:style-name="T20">true</text:span><text:span text:style-name="T8">); </text:span></text:p>
      <text:p text:style-name="P4"><text:span text:style-name="T8"><text:tab/><text:tab/></text:span><text:span text:style-name="T5">// Post 请求不能使用缓存 </text:span></text:p>
      <text:p text:style-name="P4"><text:span text:style-name="T8"><text:tab/><text:tab/></text:span><text:span text:style-name="T17">conn</text:span><text:span text:style-name="T8">.setUseCaches(</text:span><text:span text:style-name="T20">false</text:span><text:span text:style-name="T8">); </text:span></text:p>
      <text:p text:style-name="P4"><text:span text:style-name="T8"><text:tab/><text:tab/></text:span><text:span text:style-name="T5">// 设定传送的内容类型是可序列化的java对象 </text:span></text:p>
      <text:p text:style-name="P4"><text:span text:style-name="T8"><text:tab/><text:tab/></text:span><text:span text:style-name="T5">// (如果不设此项,在传送序列化对象时,当WEB服务默认的不是这种类型时可能抛java.io.EOFException) </text:span></text:p>
      <text:p text:style-name="P4"><text:span text:style-name="T8"><text:tab/><text:tab/></text:span><text:span text:style-name="T5">//conn.setRequestProperty("Content-type", "application/x-java-serialized-object"); </text:span></text:p>
      <text:p text:style-name="P4"><text:span text:style-name="T8"><text:tab/> <text:s text:c="3"/></text:span><text:span text:style-name="T17">conn</text:span><text:span text:style-name="T8">.setRequestProperty( </text:span><text:span text:style-name="T21">"Content-Type"</text:span><text:span text:style-name="T8">, </text:span><text:span text:style-name="T21">"application/json;charset=UTF-8"</text:span><text:span text:style-name="T8"> ); <text:s text:c="14"/></text:span><text:span text:style-name="T5">//设置请求属性</text:span></text:p>
      <text:p text:style-name="P4"><text:span text:style-name="T8"><text:tab/> <text:s text:c="3"/></text:span><text:span text:style-name="T17">conn</text:span><text:span text:style-name="T8">.setRequestProperty( </text:span><text:span text:style-name="T21">"User-Agent"</text:span><text:span text:style-name="T8">, </text:span><text:span text:style-name="T21">"Autoyol_gpsCenter"</text:span><text:span text:style-name="T8"> );</text:span></text:p>
      <text:p text:style-name="P1"><text:span text:style-name="T8"><text:tab/><text:tab/></text:span><text:span text:style-name="T5">// 连接，从上述中url.openConnection()至此的配置必须要在connect之前完成，</text:span></text:p>
      <text:p text:style-name="P8"/>
      <text:p text:style-name="P1"><text:span text:style-name="T9"><text:tab/></text:span><text:span text:style-name="T10">3、连接</text:span></text:p>
      <text:p text:style-name="P1"><text:span text:style-name="T10"><text:tab/></text:span><text:span text:style-name="T13"> </text:span><text:span text:style-name="T18">conn</text:span><text:span text:style-name="T12">.connect(); </text:span></text:p>
      <text:p text:style-name="P3"><text:span text:style-name="T8"><text:tab/></text:span><text:span text:style-name="T11">4、使用输入输出流传递参数</text:span></text:p>
      <text:p text:style-name="P2"><text:span text:style-name="T15"><text:tab/></text:span><text:span text:style-name="T11">String </text:span><text:span text:style-name="T17">str</text:span><text:span text:style-name="T8"> = </text:span><text:span text:style-name="T21">"{\"name\":\"小李\"}"</text:span><text:span text:style-name="T8">;</text:span></text:p>
      <text:p text:style-name="P4"><text:span text:style-name="T8"><text:s text:c="8"/><text:tab/>OutputStream <text:s/></text:span><text:span text:style-name="T17">os</text:span><text:span text:style-name="T8"> <text:s/>= </text:span><text:span text:style-name="T17">conn</text:span><text:span text:style-name="T8">.getOutputStream();</text:span></text:p>
      <text:p text:style-name="P4"><text:span text:style-name="T8"><text:s/><text:tab/></text:span><text:span text:style-name="T17">os</text:span><text:span text:style-name="T8">.write(</text:span><text:span text:style-name="T17">str</text:span><text:span text:style-name="T8">.getBytes());</text:span></text:p>
      <text:p text:style-name="P4"><text:span text:style-name="T8"><text:s/><text:tab/></text:span><text:span text:style-name="T17">os</text:span><text:span text:style-name="T8">.flush();</text:span></text:p>
      <text:p text:style-name="P3"><text:span text:style-name="T8"><text:s/><text:tab/></text:span><text:span text:style-name="T17">os</text:span><text:span text:style-name="T8">.close();</text:span></text:p>
      <text:p text:style-name="P2"><text:span text:style-name="T16"><text:tab/></text:span><text:span text:style-name="T5">//如果我将此段放在if里面，那么他会爆出不能将输出放在输入之后的问题，将其放在外面就OK了</text:span></text:p>
      <text:p text:style-name="P4"><text:span text:style-name="T8"><text:s text:c="7"/><text:tab/></text:span><text:span text:style-name="T20">if</text:span><text:span text:style-name="T8">(</text:span><text:span text:style-name="T17">conn</text:span><text:span text:style-name="T8">.getResponseCode()==200) {</text:span></text:p>
      <text:p text:style-name="P4"><text:span text:style-name="T8"><text:s text:c="5"/><text:tab/><text:tab/>InputStream </text:span><text:span text:style-name="T17">is</text:span><text:span text:style-name="T8"> = </text:span><text:span text:style-name="T17">conn</text:span><text:span text:style-name="T8">.getInputStream();</text:span></text:p>
      <text:p text:style-name="P4"><text:span text:style-name="T8"><text:s text:c="5"/><text:tab/><text:tab/></text:span><text:span text:style-name="T20">byte</text:span><text:span text:style-name="T8">[] </text:span><text:span text:style-name="T17">buffer</text:span><text:span text:style-name="T8"> = </text:span><text:span text:style-name="T20">new</text:span><text:span text:style-name="T8"> </text:span><text:span text:style-name="T20">byte</text:span><text:span text:style-name="T8">[1024];</text:span></text:p>
      <text:p text:style-name="P4"><text:span text:style-name="T8"><text:s text:c="5"/><text:tab/><text:tab/>ByteArrayOutputStream </text:span><text:span text:style-name="T17">baos</text:span><text:span text:style-name="T8"> = </text:span><text:span text:style-name="T20">new</text:span><text:span text:style-name="T8"> ByteArrayOutputStream();</text:span></text:p>
      <text:p text:style-name="P4"><text:span text:style-name="T8"><text:s text:c="5"/><text:tab/><text:tab/></text:span><text:span text:style-name="T20">for</text:span><text:span text:style-name="T8">(</text:span><text:span text:style-name="T20">int</text:span><text:span text:style-name="T8"> </text:span><text:span text:style-name="T17">len</text:span><text:span text:style-name="T8"> =0;(</text:span><text:span text:style-name="T17">len</text:span><text:span text:style-name="T8"> = </text:span><text:span text:style-name="T17">is</text:span><text:span text:style-name="T8">.read(</text:span><text:span text:style-name="T17">buffer</text:span><text:span text:style-name="T8">))&gt;0;) {</text:span></text:p>
      <text:p text:style-name="P4"><text:span text:style-name="T8"><text:s text:c="5"/><text:tab/><text:tab/><text:tab/></text:span><text:span text:style-name="T17">baos</text:span><text:span text:style-name="T8">.write(</text:span><text:span text:style-name="T17">buffer</text:span><text:span text:style-name="T8">, 0, </text:span><text:span text:style-name="T17">len</text:span><text:span text:style-name="T8">);</text:span></text:p>
      <text:p text:style-name="P6"><text:s text:c="5"/><text:tab/><text:tab/>}</text:p>
      <text:p text:style-name="P4"><text:span text:style-name="T8"><text:s text:c="5"/><text:tab/><text:tab/>String </text:span><text:span text:style-name="T17">returnValue</text:span><text:span text:style-name="T8"> = </text:span><text:span text:style-name="T20">new</text:span><text:span text:style-name="T8"> String(</text:span><text:span text:style-name="T17">baos</text:span><text:span text:style-name="T8">.toByteArray(), </text:span><text:span text:style-name="T21">"utf-8"</text:span><text:span text:style-name="T8"> );</text:span></text:p>
      <text:p text:style-name="P4"><text:span text:style-name="T8"><text:s text:c="5"/><text:tab/> <text:s text:c="3"/>System.</text:span><text:span text:style-name="T23">out</text:span><text:span text:style-name="T8">.println(</text:span><text:span text:style-name="T17">returnValue</text:span><text:span text:style-name="T8">);</text:span></text:p>
      <text:p text:style-name="P4"><text:span text:style-name="T8"><text:s text:c="5"/><text:tab/> <text:s text:c="4"/></text:span><text:span text:style-name="T17">baos</text:span><text:span text:style-name="T8">.flush();</text:span></text:p>
      <text:p text:style-name="P4"><text:soft-page-break/><text:span text:style-name="T8"><text:s text:c="5"/><text:tab/> <text:s text:c="4"/></text:span><text:span text:style-name="T17">baos</text:span><text:span text:style-name="T8">.close();</text:span></text:p>
      <text:p text:style-name="P4"><text:span text:style-name="T8"><text:s text:c="5"/><text:tab/> <text:s text:c="4"/></text:span><text:span text:style-name="T17">is</text:span><text:span text:style-name="T8">.close();</text:span></text:p>
      <text:p text:style-name="P9"><text:s text:c="8"/>}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3:25:38.850827983</meta:creation-date>
    <dc:date>2018-03-17T14:31:15.955220505</dc:date>
    <meta:editing-duration>PT1H5M28S</meta:editing-duration>
    <meta:editing-cycles>24</meta:editing-cycles>
    <meta:generator>LibreOffice/5.1.6.2$Linux_X86_64 LibreOffice_project/10m0$Build-2</meta:generator>
    <meta:document-statistic meta:table-count="0" meta:image-count="0" meta:object-count="0" meta:page-count="2" meta:paragraph-count="53" meta:word-count="434" meta:character-count="1732" meta:non-whitespace-character-count="1441"/>
  </office:meta>
</office:document-meta>
</file>